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color="#0000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cm" fo:margin-right="0cm" fo:text-indent="0cm" style:auto-text-indent="false" fo:break-before="page"/>
      <style:text-properties fo:color="#000000"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list-style-name="L1"/>
    <style:style style:name="P9" style:family="paragraph" style:parent-style-name="Standard" style:list-style-name="L1">
      <style:text-properties fo:font-size="14pt" style:font-size-asian="14pt" style:font-size-complex="14pt"/>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agraph-properties fo:text-align="start"/>
    </style:style>
    <style:style style:name="P12" style:family="paragraph">
      <style:paragraph-properties fo:text-align="center"/>
    </style:style>
    <style:style style:name="P13" style:family="paragraph">
      <style:paragraph-properties fo:text-align="en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3deb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ffff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3deb3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3deb3d" draw:textarea-horizontal-align="justify" draw:textarea-vertical-align="middle" draw:auto-grow-height="false" style:run-through="foreground"/>
    </style:style>
    <style:style style:name="gr13" style:family="graphic">
      <style:graphic-properties draw:fill="solid" draw:fill-color="#3deb3d" draw:textarea-horizontal-align="justify" draw:textarea-vertical-align="middle" draw:auto-grow-height="false" style:run-through="foreground"/>
    </style:style>
    <style:style style:name="gr14" style:family="graphic">
      <style:graphic-properties draw:fill="solid" draw:fill-color="#3deb3d" draw:textarea-horizontal-align="center" draw:textarea-vertical-align="middle" style:run-through="foreground"/>
    </style:style>
    <style:style style:name="gr15" style:family="graphic">
      <style:graphic-properties draw:fill="none" draw:fill-color="#ffffff" fo:min-height="1.376cm" style:run-through="foreground"/>
    </style:style>
    <style:style style:name="gr16" style:family="graphic">
      <style:graphic-properties draw:fill="none" draw:fill-color="#ffffff" fo:min-height="1.388cm" style:run-through="foreground"/>
    </style:style>
    <style:style style:name="gr17"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Extrémités_20_de_20_ligne_20_1"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198a8a"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Generic Vision Module</text:p>
      <text:p text:style-name="P1"/>
      <text:p text:style-name="P1"/>
      <text:p text:style-name="P1"><draw:custom-shape text:anchor-type="paragraph" draw:z-index="34" draw:style-name="gr3" svg:width="6.206cm" svg:height="4.702cm" svg:x="8.657cm" svg:y="0.212cm"><text:p text:style-name="P12">Vision Core</text:p><draw:enhanced-geometry svg:viewBox="0 0 21600 21600" draw:glue-points="10800 0 0 10800 10800 21600 21600 10800" draw:text-areas="5400 5400 16200 16200" draw:type="diamond" draw:enhanced-path="M 10800 0 L 21600 10800 10800 21600 0 10800 10800 0 Z N"/></draw:custom-shape></text:p>
      <text:p text:style-name="P1"><draw:custom-shape text:anchor-type="paragraph" draw:z-index="7" draw:style-name="gr3" draw:text-style-name="P12" svg:width="3.243cm" svg:height="2.632cm" svg:x="5.415cm" svg:y="0.258cm"><text:p text:style-name="P11">Images</text:p><text:p text:style-name="P11">Videos</text:p><draw:enhanced-geometry svg:viewBox="0 0 21600 21600" draw:extrusion="false" draw:text-areas="0 ?f0 ?f5 ?f2" draw:type="right-arrow" draw:modifiers="14822.8384991843 6101.0228166797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3" svg:width="3.62cm" svg:height="2.398cm" svg:x="15.12cm" svg:y="0.067cm"><text:p>Results</text:p><text:p>Display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2" draw:style-name="gr8" draw:text-style-name="P11" svg:width="4.58cm" svg:height="3.23cm" svg:x="19.045cm" svg:y="0.392cm"><text:p text:style-name="P11"><text:span text:style-name="T2">External Systems</text:span></text:p></draw:rect></text:p>
      <text:p text:style-name="P1"><draw:ellipse text:anchor-type="paragraph" draw:z-index="33" draw:style-name="gr8" draw:text-style-name="P12" svg:width="4.597cm" svg:height="3.109cm" svg:x="0.275cm" svg:y="0.005cm"><text:p text:style-name="P11"><text:span text:style-name="T2"/></text:p><text:p text:style-name="P11"><text:span text:style-name="T2">Image Sources</text:span></text:p><text:p text:style-name="P11"/></draw:ellipse></text:p>
      <text:p text:style-name="P1"/>
      <text:p text:style-name="P1"/>
      <text:p text:style-name="P1"><draw:custom-shape text:anchor-type="paragraph" draw:z-index="35" draw:style-name="gr3" draw:text-style-name="P13" svg:width="4.345cm" svg:height="0.75cm" svg:x="14.346cm" svg:y="0.453cm"><text:p text:style-name="P13">Commands</text:p><text:p text:style-name="P13">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37" draw:style-name="gr3" draw:text-style-name="P13" svg:width="4.345cm" svg:height="0.75cm" svg:x="5.415cm" svg:y="0.049cm"><text:p text:style-name="P13">Commands</text:p><text:p text:style-name="P13">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aption text:anchor-type="paragraph" draw:z-index="8" draw:style-name="gr4" svg:width="6.439cm" svg:height="0.705cm" svg:x="-0.289cm" svg:y="0.18cm" draw:caption-point-x="6.72cm" draw:caption-point-y="-2.245cm"><text:p>Communication Protocols, Files</text:p></draw:caption></text:p>
      <text:p text:style-name="P1"><draw:caption text:anchor-type="paragraph" draw:z-index="38" draw:style-name="gr4" svg:width="6.439cm" svg:height="0.705cm" svg:x="17.071cm" svg:y="0.155cm" draw:caption-point-x="-0.215cm" draw:caption-point-y="-2.791cm"><text:p>Communication Protocols, Files</text:p></draw:cap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2"><draw:ellipse text:anchor-type="paragraph" draw:z-index="17" draw:style-name="gr8" draw:text-style-name="P12" svg:width="6.975cm" svg:height="5.104cm" svg:x="7.805cm" svg:y="0.497cm"><text:p text:style-name="P12">Abstract VideoProcessingModule</text:p><text:p text:style-name="P12"/><text:p text:style-name="P12"/><text:p text:style-name="P12"/><text:p text:style-name="P12"/><text:p text:style-name="P12"/></draw:ellipse><text:soft-page-break/>Generic Classes Architecture</text:p>
      <text:p text:style-name="P1"/>
      <text:p text:style-name="P1"><draw:ellipse text:anchor-type="paragraph" draw:z-index="16" draw:style-name="gr8" draw:text-style-name="P12" svg:width="4.038cm" svg:height="1.922cm" svg:x="19.156cm" svg:y="0.552cm"><text:p text:style-name="P12">Abstract External</text:p></draw:ellipse></text:p>
      <text:p text:style-name="P1"/>
      <text:p text:style-name="P1"><draw:ellipse text:anchor-type="paragraph" draw:z-index="9" draw:style-name="gr5" draw:text-style-name="P12" svg:width="4.682cm" svg:height="1.86cm" svg:x="-1.242cm" svg:y="0.115cm"><text:p text:style-name="P12">Abstract Video Source</text:p></draw:ellipse><draw:custom-shape text:anchor-type="paragraph" draw:z-index="18" draw:style-name="gr3" draw:text-style-name="P12" svg:width="5.85cm" svg:height="1.228cm" svg:x="3.768cm" svg:y="0.27cm"><text:p text:style-name="P12">Abstract </text:p><text:p text:style-name="P12">Communication</text:p><text:p text:style-name="P12">Protocol</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3" draw:text-style-name="P12" svg:width="6.411cm" svg:height="1.154cm" svg:x="12.605cm" svg:y="0.175cm"><text:p text:style-name="P12">Abstract </text:p><text:p text:style-name="P12">Communication</text:p><text:p text:style-name="P12">Protocol</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6" draw:style-name="gr2" svg:width="0.805cm" svg:height="2.382cm" draw:transform="rotate (-0.431794456944502) translate (20.335875cm 0.3880555555555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svg:width="0.805cm" svg:height="2.484cm" draw:transform="rotate (0.546462588799321) translate (22.4525416666667cm 0.52563888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5" draw:style-name="gr1" svg:width="0.701cm" svg:height="2.066cm" draw:transform="rotate (0.542448331519735) translate (0.675569444444444cm 0.8413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2" svg:width="0.805cm" svg:height="2.484cm" draw:transform="rotate (0.26459191460229) translate (20.9373611111111cm 0.28751388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svg:width="0.805cm" svg:height="3.063cm" draw:transform="rotate (0.4071853144902) translate (11.9203611111111cm 0.84666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2" svg:width="0.809cm" svg:height="3.093cm" draw:transform="rotate (-0.372453262376706) translate (8.67304166666667cm 0.499180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custom-shape text:anchor-type="paragraph" draw:z-index="4" draw:style-name="gr2" svg:width="0.701cm" svg:height="2.066cm" draw:transform="rotate (-0.542099265670523) translate (0.209902777777778cm 0.0158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805cm" svg:height="3.063cm" svg:x="10.298cm" svg:y="0.4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draw:ellipse text:anchor-type="paragraph" draw:z-index="19" draw:style-name="gr10" draw:text-style-name="P12" svg:width="2.8cm" svg:height="1.53cm" svg:x="23.61cm" svg:y="0.533cm"><text:p text:style-name="P12">File</text:p></draw:ellipse></text:p>
      <text:p text:style-name="P1"><draw:ellipse text:anchor-type="paragraph" draw:z-index="15" draw:style-name="gr9" draw:text-style-name="P12" svg:width="3.56cm" svg:height="1.735cm" svg:x="17.325cm" svg:y="0.434cm"><text:p text:style-name="P12">Robot</text:p></draw:ellipse></text:p>
      <text:p text:style-name="P1"><draw:ellipse text:anchor-type="paragraph" draw:z-index="11" draw:style-name="gr7" draw:text-style-name="P12" svg:width="2.431cm" svg:height="1.265cm" svg:x="-2cm" svg:y="0.231cm"><text:p text:style-name="P12">Camera</text:p></draw:ellipse><draw:ellipse text:anchor-type="paragraph" draw:z-index="10" draw:style-name="gr6" draw:text-style-name="P12" svg:width="2.089cm" svg:height="1.19cm" svg:x="0.857cm" svg:y="0.282cm"><text:p text:style-name="P12">File</text:p></draw:ellipse><draw:ellipse text:anchor-type="paragraph" draw:z-index="20" draw:style-name="gr9" draw:text-style-name="P12" svg:width="2.8cm" svg:height="1.53cm" svg:x="21.172cm" svg:y="0.231cm"><text:p text:style-name="P12">Display</text:p></draw:ellipse></text:p>
      <text:p text:style-name="P1"/>
      <text:p text:style-name="P1"><draw:ellipse text:anchor-type="paragraph" draw:z-index="14" draw:style-name="gr9" draw:text-style-name="P12" svg:width="3.223cm" svg:height="1.454cm" svg:x="5.773cm" svg:y="0.252cm"><text:p text:style-name="P12">Stereovision</text:p></draw:ellipse><draw:ellipse text:anchor-type="paragraph" draw:z-index="22" draw:style-name="gr10" draw:text-style-name="P12" svg:width="3.761cm" svg:height="1.918cm" svg:x="12.206cm" svg:y="0.042cm"><text:p text:style-name="P12">VideoFileProcessing</text:p></draw:ellipse><draw:ellipse text:anchor-type="paragraph" draw:z-index="21" draw:style-name="gr10" draw:text-style-name="P12" svg:width="2.548cm" svg:height="1.299cm" svg:x="9.303cm" svg:y="0.074cm"><text:p text:style-name="P12">Vision</text:p></draw:ellipse></text:p>
      <text:p text:style-name="P1"/>
      <text:p text:style-name="P1"/>
      <text:p text:style-name="P1"/>
      <text:p text:style-name="P1"/>
      <text:p text:style-name="P1"/>
      <text:p text:style-name="P1"/>
      <text:p text:style-name="P1"/>
      <text:p text:style-name="P1"><draw:rect text:anchor-type="paragraph" draw:z-index="25" draw:style-name="gr8" draw:text-style-name="P12" svg:width="8.093cm" svg:height="1.066cm" svg:x="17.563cm" svg:y="0.012cm"><text:p text:style-name="P12">Structure génériqued'un programme de vision</text:p></draw:rect></text:p>
      <text:p text:style-name="P1"/>
      <text:p text:style-name="P1"/>
      <text:p text:style-name="P1"><draw:rect text:anchor-type="paragraph" draw:z-index="23" draw:style-name="gr9" draw:text-style-name="P12" svg:width="8.148cm" svg:height="1.01cm" svg:x="17.563cm" svg:y="0.083cm"><text:p text:style-name="P12">Elements Utilisés dans notre application</text:p></draw:rect></text:p>
      <text:p text:style-name="P1"/>
      <text:p text:style-name="P1"/>
      <text:p text:style-name="P1"><draw:rect text:anchor-type="paragraph" draw:z-index="24" draw:style-name="gr10" draw:text-style-name="P12" svg:width="8.148cm" svg:height="0.929cm" svg:x="17.563cm" svg:y="0.014cm"><text:p text:style-name="P12">Non utilisé, mais possible</text:p></draw:rect></text:p>
      <text:p text:style-name="P4"/>
      <text:p text:style-name="P4"/>
      <text:p text:style-name="P1"><draw:g text:anchor-type="paragraph" draw:z-index="26" draw:style-name="gr11"><draw:custom-shape draw:style-name="gr12" draw:text-style-name="P12" svg:width="3.447cm" svg:height="1.37cm" svg:x="18.628cm" svg:y="2.553cm"><text:p text:style-name="P12">Robot Troll</text:p><draw:enhanced-geometry svg:viewBox="0 0 21600 21600" draw:glue-points="10800 0 0 10800 10800 21600 21600 10800" draw:type="flowchart-process" draw:enhanced-path="M 0 0 L 21600 0 21600 21600 0 21600 0 0 Z N"/></draw:custom-shape><draw:custom-shape draw:style-name="gr13" svg:width="2.1cm" svg:height="0.752cm" draw:transform="rotate (-0.3448770601952) translate (8.82826388888889cm 2.442986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svg:width="2.1cm" svg:height="0.752cm" draw:transform="rotate (0.326202037197679) translate (8.41904166666667cm 4.723694444444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draw:style-name="gr14" draw:text-style-name="P12" svg:width="2.671cm" svg:height="1.489cm" svg:x="6.327cm" svg:y="2.223cm"><text:p text:style-name="P12">Camera</text:p></draw:ellipse><draw:ellipse draw:style-name="gr14" draw:text-style-name="P12" svg:width="2.671cm" svg:height="1.489cm" svg:x="6.433cm" svg:y="4.165cm"><text:p text:style-name="P12">Camera</text:p></draw:ellipse><draw:custom-shape draw:style-name="gr12" svg:width="4.382cm" svg:height="4.045cm" svg:x="10.539cm" svg:y="2.096cm"><text:p>Stereovision</text:p><draw:enhanced-geometry svg:viewBox="0 0 21600 21600" draw:glue-points="10800 0 0 10800 10800 21600 21600 10800" draw:text-areas="5400 5400 16200 16200" draw:type="flowchart-decision" draw:enhanced-path="M 0 10800 L 10800 0 21600 10800 10800 21600 0 10800 Z N"/></draw:custom-shape><draw:caption draw:style-name="gr15" draw:text-style-name="P12" svg:width="1.59cm" svg:height="1.377cm" svg:x="10.149cm" svg:y="6.123cm" draw:caption-point-x="-0.957cm" draw:caption-point-y="-2.16cm"><text:p text:style-name="P12"/><text:p text:style-name="P12">USB</text:p></draw:caption><draw:caption draw:style-name="gr16" svg:width="1.666cm" svg:height="1.389cm" svg:x="20.385cm" svg:y="0.406cm" draw:caption-point-x="-3.947cm" draw:caption-point-y="2.947cm"><text:p/><text:p><text:s text:c="2"/>Tcp/Ip</text:p></draw:caption><draw:custom-shape draw:style-name="gr13" svg:width="0.805cm" svg:height="3.163cm" draw:transform="rotate (1.61931648000003) translate (15.0830138888889cm 3.94758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svg:width="0.805cm" svg:height="3.58cm" draw:transform="rotate (1.28857658674717) translate (14.779625cm 5.14526388888889cm)"><text:p/><draw:enhanced-geometry svg:viewBox="0 0 21600 21600" draw:mirror-horizontal="false" draw:mirror-vertical="false" draw:text-areas="?f0 0 ?f2 ?f5" draw:type="down-arrow" draw:modifiers="16843.7438423645 8413.1291028446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svg:width="2.523cm" svg:height="1.262cm" svg:x="18.612cm" svg:y="5.197cm"><text:p text:style-name="P12">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Architecture prévue po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custom-shape text:anchor-type="paragraph" draw:z-index="27" draw:style-name="gr3" svg:width="6.605cm" svg:height="0.944cm" svg:x="2.168cm" svg:y="5.636cm"><text:p>Capture des images brut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style-name="gr3" svg:width="10.177cm" svg:height="1.123cm" svg:x="0.312cm" svg:y="7.565cm"><text:p><text:tab/>Correction éventuelle de la distortion des im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9" draw:style-name="gr8" draw:text-style-name="P12" svg:width="4.4cm" svg:height="2.453cm" svg:x="21.906cm" svg:y="-0.637cm"><text:p text:style-name="P12">Setup </text:p><text:p text:style-name="P12">(+Calibrations diverses au préalable) </text:p></draw:ellipse><draw:custom-shape text:anchor-type="paragraph" draw:z-index="30" draw:style-name="gr3" svg:width="10.177cm" svg:height="1.123cm" svg:x="0.335cm" svg:y="9.708cm"><text:p>Détection de contours (Cann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3" svg:width="10.177cm" svg:height="1.123cm" svg:x="0.288cm" svg:y="11.769cm"><text:p>Segmentation texture du sol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32" draw:style-name="gr8" draw:text-style-name="P12" svg:width="4.419cm" svg:height="15.35cm" svg:x="22.05cm" svg:y="2.656cm"><text:p text:style-name="P12">RUN (boucle)</text:p></draw:ellipse><draw:custom-shape text:anchor-type="paragraph" draw:z-index="40" draw:style-name="gr17" draw:text-style-name="P12" svg:width="1.975cm" svg:height="1.975cm" svg:x="13.19cm" svg:y="3.083cm"><text:p text:style-name="P12">gauche</text:p><draw:enhanced-geometry svg:viewBox="0 0 21600 21600" draw:type="rectangle" draw:enhanced-path="M 0 0 L 21600 0 21600 21600 0 21600 0 0 Z N"/></draw:custom-shape><draw:custom-shape text:anchor-type="paragraph" draw:z-index="41" draw:style-name="gr18" draw:text-style-name="P12" svg:width="1.811cm" svg:height="1.811cm" svg:x="16.436cm" svg:y="3.154cm"><text:p text:style-name="P12">droite</text:p><draw:enhanced-geometry svg:viewBox="0 0 21600 21600" draw:type="rectangle" draw:enhanced-path="M 0 0 L 21600 0 21600 21600 0 21600 0 0 Z N"/></draw:custom-shape><draw:custom-shape text:anchor-type="paragraph" draw:z-index="42" draw:style-name="gr19" draw:text-style-name="P12" svg:width="2.07cm" svg:height="1.246cm" svg:x="16.224cm" svg:y="5.362cm"><text:p text:style-name="P12">Photo</text:p><draw:enhanced-geometry svg:viewBox="0 0 21600 21600" draw:type="rectangle" draw:enhanced-path="M 0 0 L 21600 0 21600 21600 0 21600 0 0 Z N"/></draw:custom-shape><draw:custom-shape text:anchor-type="paragraph" draw:z-index="43" draw:style-name="gr19" draw:text-style-name="P12" svg:width="2.07cm" svg:height="1.246cm" svg:x="13.125cm" svg:y="7.595cm"><text:p text:style-name="P12">Photo</text:p><draw:enhanced-geometry svg:viewBox="0 0 21600 21600" draw:type="rectangle" draw:enhanced-path="M 0 0 L 21600 0 21600 21600 0 21600 0 0 Z N"/></draw:custom-shape><draw:custom-shape text:anchor-type="paragraph" draw:z-index="44" draw:style-name="gr19" draw:text-style-name="P12" svg:width="2.07cm" svg:height="1.246cm" svg:x="13.03cm" svg:y="5.41cm"><text:p text:style-name="P12">Photo</text:p><draw:enhanced-geometry svg:viewBox="0 0 21600 21600" draw:type="rectangle" draw:enhanced-path="M 0 0 L 21600 0 21600 21600 0 21600 0 0 Z N"/></draw:custom-shape><draw:custom-shape text:anchor-type="paragraph" draw:z-index="45" draw:style-name="gr19" draw:text-style-name="P12" svg:width="2.07cm" svg:height="1.246cm" svg:x="15.99cm" svg:y="7.477cm"><text:p text:style-name="P12">Photo</text:p><draw:enhanced-geometry svg:viewBox="0 0 21600 21600" draw:type="rectangle" draw:enhanced-path="M 0 0 L 21600 0 21600 21600 0 21600 0 0 Z N"/></draw:custom-shape><draw:custom-shape text:anchor-type="paragraph" draw:z-index="46" draw:style-name="gr20" svg:width="0.378cm" svg:height="2.375cm" draw:transform="rotate (0.436855911774098) translate (13.5501944444444cm 9.45797222222222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style-name="gr20" svg:width="0.378cm" svg:height="2.375cm" draw:transform="rotate (-0.3160791275373) translate (16.6934444444444cm 9.21984722222222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19" draw:text-style-name="P12" svg:width="2.07cm" svg:height="1.246cm" svg:x="14.347cm" svg:y="11.92cm"><text:p text:style-name="P12">Photo</text:p><draw:enhanced-geometry svg:viewBox="0 0 21600 21600" draw:type="rectangle" draw:enhanced-path="M 0 0 L 21600 0 21600 21600 0 21600 0 0 Z N"/></draw:custom-shape><draw:custom-shape text:anchor-type="paragraph" draw:z-index="49" draw:style-name="gr20" svg:width="0.378cm" svg:height="1.502cm" draw:transform="rotate (-0.0104719755131513) translate (13.8482916666667cm 5.88433333333333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20" svg:width="0.378cm" svg:height="1.502cm" draw:transform="rotate (-0.0104719755131513) translate (16.9262777777778cm 5.81377777777778cm)"><text:p/><draw:enhanced-geometry svg:viewBox="0 0 21600 21600" draw:text-areas="?f0 0 ?f2 ?f5" draw:type="down-arrow" draw:modifiers="17093.986636971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éroulement du programme de stéréovision:</text:p>
      <text:p text:style-name="P5">Calcul de distances par stéréovision (déroulement du programme)</text:p>
      <text:p text:style-name="P1"/>
      <text:list xml:id="list40662748" text:style-name="L1">
        <text:list-item>
          <text:p text:style-name="P9">ll faut d'abord caractériser les caméras : matrices... (calibration avec la mire.... )</text:p>
        </text:list-item>
        <text:list-item>
          <text:p text:style-name="P8"><text:span text:style-name="T1">grace </text:span><text:span text:style-name="T1">au calcul de la geometry épipolaire </text:span><text:span text:style-name="T1">=&gt; en sélectionnant un point commun sur chaque image, on peut ainsi en déterminer la distance</text:span></text:p>
        </text:list-item>
        <text:list-item>
          <text:p text:style-name="P9">on automatise alors le procédé par des algorithmes de détection de points d'intérêt. Etant dans une optique système embarqué, on a en effet pas d'interface utilisateur.</text:p>
        </text:list-item>
      </text:list>
      <text:p text:style-name="P1"/>
      <text:p text:style-name="P1"/>
      <text:p text:style-name="P2">Choix d'un algorithme de détection des points d'intérêt (Explication des 3 étapes ?) </text:p>
      <text:p text:style-name="P2"/>
      <text:p text:style-name="P3">problématique de la robotique mobile =&gt; importance primordiale de la rapidité (fiabilité un peu moins)</text:p>
      <text:p text:style-name="P3"/>
      <text:p text:style-name="P3">vu en TP: Harris (pas très efficace) </text:p>
      <text:p text:style-name="P3">Sûrement l'un des meilleurs: SIFT </text:p>
      <text:p text:style-name="P3">=&gt; aucun des 2 n'est adapaté, il faut un compromis?</text:p>
      <text:p text:style-name="P3"/>
      <text:p text:style-name="P3">Nombreuses autres possibilités; OpenCv propose les principales :</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text:a xlink:type="simple" xlink:href="http://en.wikipedia.org/wiki/Corner_detection">http://en.wikipedia.org/wiki/Corner_detection</text:a>)</text:p>
      <text:p text:style-name="P2"/>
      <text:p text:style-name="P2"/>
      <text:p text:style-name="P2"/>
      <text:p text:style-name="P2"/>
      <text:p text:style-name="P2"/>
      <text:p text:style-name="P2"/>
      <text:p text:style-name="P2"/>
      <text:p text:style-name="P2"/>
      <text:p text:style-name="P2"/>
      <text:p text:style-name="P2"/>
      <text:p text:style-name="P2"/>
      <text:p text:style-name="P2">donc assez modulable, mais par défaut on a pas de controle sur les parametres de chaque algo. Il faut creuser un peu, trouver le moyen de régler précisement chacun des parametres de chaque algo, tout en conservant cette flexibilité de l'implément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Extrémités_20_de_20_ligne_20_1" draw:display-name="Extrémités de ligne 1"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1-08T13:44:41</meta:creation-date>
    <dc:date>2011-02-07T21:54:23.46</dc:date>
    <dc:creator>Julien </dc:creator>
    <meta:editing-duration>PT16H16M59S</meta:editing-duration>
    <meta:editing-cycles>224</meta:editing-cycles>
    <meta:generator>OpenOffice.org/3.2$Win32 OpenOffice.org_project/320m18$Build-9502</meta:generator>
    <meta:document-statistic meta:table-count="0" meta:image-count="0" meta:object-count="0" meta:page-count="7" meta:paragraph-count="16" meta:word-count="187" meta:character-count="1241"/>
  </office:meta>
</office:document-meta>
</file>